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07cm" table:align="left"/>
    </style:style>
    <style:style style:name="Table1.A" style:family="table-column">
      <style:table-column-properties style:column-width="2.196cm"/>
    </style:style>
    <style:style style:name="Table1.B" style:family="table-column">
      <style:table-column-properties style:column-width="3.201cm"/>
    </style:style>
    <style:style style:name="Table1.C" style:family="table-column">
      <style:table-column-properties style:column-width="3.413cm"/>
    </style:style>
    <style:style style:name="Table1.D" style:family="table-column">
      <style:table-column-properties style:column-width="3.995cm"/>
    </style:style>
    <style:style style:name="Table1.E" style:family="table-column">
      <style:table-column-properties style:column-width="4.10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2" style:family="table-row">
      <style:table-row-properties style:min-row-height="1.725cm"/>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officeooo:paragraph-rsid="000442af"/>
    </style:style>
    <style:style style:name="P2" style:family="paragraph" style:parent-style-name="Standard">
      <style:text-properties style:font-name="Liberation Sans" officeooo:rsid="0005027f" officeooo:paragraph-rsid="00067cda"/>
    </style:style>
    <style:style style:name="P3" style:family="paragraph" style:parent-style-name="Standard">
      <style:paragraph-properties fo:text-align="justify" style:justify-single-word="false"/>
      <style:text-properties style:font-name="Liberation Sans" officeooo:rsid="0005027f" officeooo:paragraph-rsid="00067cda"/>
    </style:style>
    <style:style style:name="P4" style:family="paragraph" style:parent-style-name="Standard">
      <style:paragraph-properties fo:text-align="justify" style:justify-single-word="false"/>
      <style:text-properties style:font-name="Liberation Sans" officeooo:rsid="000442af"/>
    </style:style>
    <style:style style:name="P5" style:family="paragraph" style:parent-style-name="Standard">
      <style:paragraph-properties fo:text-align="justify" style:justify-single-word="false"/>
      <style:text-properties style:font-name="Liberation Sans" officeooo:rsid="000442af" officeooo:paragraph-rsid="000442af"/>
    </style:style>
    <style:style style:name="P6" style:family="paragraph" style:parent-style-name="Standard">
      <style:paragraph-properties fo:text-align="justify" style:justify-single-word="false"/>
      <style:text-properties style:font-name="Liberation Sans" officeooo:rsid="000c0e53" officeooo:paragraph-rsid="000c0e53"/>
    </style:style>
    <style:style style:name="P7" style:family="paragraph" style:parent-style-name="Standard">
      <style:paragraph-properties fo:text-align="justify" style:justify-single-word="false"/>
      <style:text-properties style:font-name="Liberation Sans" officeooo:rsid="000f6b6e" officeooo:paragraph-rsid="000f6b6e"/>
    </style:style>
    <style:style style:name="P8" style:family="paragraph" style:parent-style-name="Standard">
      <style:text-properties style:font-name="Liberation Sans" officeooo:rsid="000f6b6e" officeooo:paragraph-rsid="000f6b6e"/>
    </style:style>
    <style:style style:name="P9" style:family="paragraph" style:parent-style-name="Standard">
      <style:paragraph-properties fo:text-align="justify" style:justify-single-word="false"/>
      <style:text-properties style:font-name="Liberation Sans" fo:font-size="16pt" fo:font-weight="bold" officeooo:rsid="00146529" officeooo:paragraph-rsid="00146529" style:font-size-asian="16pt" style:font-weight-asian="bold" style:font-size-complex="16pt" style:font-weight-complex="bold"/>
    </style:style>
    <style:style style:name="P10" style:family="paragraph" style:parent-style-name="Standard">
      <style:text-properties style:font-name="Liberation Sans" style:text-underline-style="none" officeooo:paragraph-rsid="000442af"/>
    </style:style>
    <style:style style:name="P11" style:family="paragraph" style:parent-style-name="Standard">
      <style:text-properties style:font-name="Liberation Sans" fo:language="en" fo:country="US" officeooo:rsid="00180431" officeooo:paragraph-rsid="0017beb4"/>
    </style:style>
    <style:style style:name="P12" style:family="paragraph" style:parent-style-name="Standard">
      <style:text-properties style:font-name="Liberation Sans" fo:language="en" fo:country="US" officeooo:rsid="001edf7b" officeooo:paragraph-rsid="001edf7b"/>
    </style:style>
    <style:style style:name="P13" style:family="paragraph" style:parent-style-name="Standard">
      <style:text-properties style:font-name="Liberation Sans" officeooo:rsid="0012a4bd" officeooo:paragraph-rsid="0017beb4"/>
    </style:style>
    <style:style style:name="P14" style:family="paragraph" style:parent-style-name="Standard">
      <style:paragraph-properties fo:text-align="justify" style:justify-single-word="false"/>
      <style:text-properties style:font-name="Liberation Sans" officeooo:rsid="0018db99" officeooo:paragraph-rsid="0018db99"/>
    </style:style>
    <style:style style:name="P15" style:family="paragraph" style:parent-style-name="Standard">
      <style:text-properties style:font-name="Liberation Sans" officeooo:rsid="0018db99" officeooo:paragraph-rsid="0018db99"/>
    </style:style>
    <style:style style:name="P16" style:family="paragraph" style:parent-style-name="Standard">
      <style:paragraph-properties fo:text-align="justify" style:justify-single-word="false"/>
      <style:text-properties style:font-name="Liberation Sans" officeooo:paragraph-rsid="000442af"/>
    </style:style>
    <style:style style:name="P17" style:family="paragraph" style:parent-style-name="Standard">
      <style:paragraph-properties fo:text-align="justify" style:justify-single-word="false"/>
      <style:text-properties officeooo:paragraph-rsid="000db620"/>
    </style:style>
    <style:style style:name="P18" style:family="paragraph" style:parent-style-name="Standard">
      <style:text-properties officeooo:paragraph-rsid="000442af"/>
    </style:style>
    <style:style style:name="P19" style:family="paragraph" style:parent-style-name="Standard">
      <style:paragraph-properties fo:margin-left="1.251cm" fo:margin-right="0cm" fo:text-align="justify" style:justify-single-word="false" fo:text-indent="0cm" style:auto-text-indent="false"/>
    </style:style>
    <style:style style:name="P20" style:family="paragraph" style:parent-style-name="Standard">
      <style:text-properties style:font-name="Liberation Sans" fo:language="en" fo:country="US" officeooo:rsid="0022fbce" officeooo:paragraph-rsid="0022fbce"/>
    </style:style>
    <style:style style:name="P21" style:family="paragraph" style:parent-style-name="Standard">
      <style:paragraph-properties fo:text-align="justify" style:justify-single-word="false"/>
      <style:text-properties style:font-name="Liberation Sans" fo:language="en" fo:country="US" officeooo:rsid="0022fbce" officeooo:paragraph-rsid="00289f4d"/>
    </style:style>
    <style:style style:name="P22" style:family="paragraph" style:parent-style-name="Standard">
      <style:text-properties style:font-name="Liberation Sans" fo:language="en" fo:country="US" officeooo:rsid="0023327b" officeooo:paragraph-rsid="001edf7b"/>
    </style:style>
    <style:style style:name="P23" style:family="paragraph" style:parent-style-name="Standard">
      <style:text-properties style:font-name="Liberation Sans" fo:language="en" fo:country="US" officeooo:rsid="0023327b" officeooo:paragraph-rsid="0023327b"/>
    </style:style>
    <style:style style:name="P24" style:family="paragraph" style:parent-style-name="Standard">
      <style:text-properties style:font-name="Liberation Sans" fo:language="en" fo:country="US" fo:font-weight="bold" officeooo:rsid="00067cda" officeooo:paragraph-rsid="00067cda" style:font-weight-asian="bold" style:font-weight-complex="bold"/>
    </style:style>
    <style:style style:name="P25" style:family="paragraph" style:parent-style-name="Standard">
      <style:text-properties style:font-name="Liberation Sans" fo:language="en" fo:country="US" officeooo:rsid="002dc7d1" officeooo:paragraph-rsid="002dc7d1"/>
    </style:style>
    <style:style style:name="P26" style:family="paragraph" style:parent-style-name="Standard">
      <style:text-properties style:font-name="Liberation Sans" officeooo:paragraph-rsid="000442af"/>
    </style:style>
    <style:style style:name="P27" style:family="paragraph" style:parent-style-name="Standard">
      <style:text-properties style:font-name="Liberation Sans" fo:font-size="16pt" fo:font-weight="bold" officeooo:rsid="00146529" officeooo:paragraph-rsid="000442af" style:font-size-asian="16pt" style:font-weight-asian="bold" style:font-size-complex="16pt" style:font-weight-complex="bold"/>
    </style:style>
    <style:style style:name="P28" style:family="paragraph" style:parent-style-name="Standard">
      <style:text-properties style:font-name="Liberation Sans" fo:font-size="16pt" fo:font-weight="bold" officeooo:rsid="0025b141" officeooo:paragraph-rsid="0025b141" style:font-size-asian="16pt" style:font-weight-asian="bold" style:font-size-complex="16pt" style:font-weight-complex="bold"/>
    </style:style>
    <style:style style:name="P29" style:family="paragraph" style:parent-style-name="Standard">
      <style:text-properties style:font-name="Liberation Sans" officeooo:rsid="000f6b6e" officeooo:paragraph-rsid="001a453a"/>
    </style:style>
    <style:style style:name="P30" style:family="paragraph" style:parent-style-name="Standard">
      <style:text-properties style:font-name="Liberation Sans" officeooo:rsid="0025b141" officeooo:paragraph-rsid="0025b141"/>
    </style:style>
    <style:style style:name="P31" style:family="paragraph" style:parent-style-name="Standard">
      <style:text-properties style:font-name="Liberation Sans" officeooo:paragraph-rsid="0025b141"/>
    </style:style>
    <style:style style:name="P32" style:family="paragraph" style:parent-style-name="Standard">
      <style:text-properties style:font-name="Liberation Sans" officeooo:rsid="002780a7" officeooo:paragraph-rsid="002780a7"/>
    </style:style>
    <style:style style:name="P33" style:family="paragraph" style:parent-style-name="Standard">
      <style:paragraph-properties fo:text-align="justify" style:justify-single-word="false"/>
      <style:text-properties officeooo:paragraph-rsid="0023327b"/>
    </style:style>
    <style:style style:name="P34" style:family="paragraph" style:parent-style-name="Standard">
      <style:paragraph-properties fo:text-align="justify" style:justify-single-word="false"/>
      <style:text-properties officeooo:paragraph-rsid="0018db99"/>
    </style:style>
    <style:style style:name="P35" style:family="paragraph" style:parent-style-name="Standard">
      <style:paragraph-properties fo:text-align="justify" style:justify-single-word="false" fo:break-before="page"/>
      <style:text-properties style:font-name="Liberation Sans" fo:font-size="16pt" fo:font-weight="bold" officeooo:rsid="00146529" officeooo:paragraph-rsid="00146529" style:font-size-asian="16pt" style:font-weight-asian="bold" style:font-size-complex="16pt" style:font-weight-complex="bold"/>
    </style:style>
    <style:style style:name="P36" style:family="paragraph" style:parent-style-name="Standard">
      <style:paragraph-properties fo:break-before="page"/>
      <style:text-properties style:font-name="Liberation Sans" fo:language="en" fo:country="US" fo:font-weight="bold" officeooo:rsid="00067cda" officeooo:paragraph-rsid="00067cda" style:font-weight-asian="bold" style:font-weight-complex="bold"/>
    </style:style>
    <style:style style:name="P37" style:family="paragraph" style:parent-style-name="Table_20_Contents">
      <style:text-properties style:font-name="Liberation Sans"/>
    </style:style>
    <style:style style:name="P38" style:family="paragraph" style:parent-style-name="Table_20_Contents">
      <style:text-properties style:font-name="Liberation Sans" officeooo:rsid="00207a1b" officeooo:paragraph-rsid="00207a1b"/>
    </style:style>
    <style:style style:name="P39" style:family="paragraph" style:parent-style-name="Table_20_Contents">
      <style:text-properties style:font-name="Liberation Sans" officeooo:rsid="00207a1b" officeooo:paragraph-rsid="002c7bdc"/>
    </style:style>
    <style:style style:name="P40" style:family="paragraph" style:parent-style-name="Table_20_Contents">
      <style:text-properties style:font-name="Liberation Sans" officeooo:paragraph-rsid="00207a1b"/>
    </style:style>
    <style:style style:name="P41" style:family="paragraph" style:parent-style-name="Table_20_Contents">
      <style:text-properties style:font-name="Liberation Sans" officeooo:rsid="00222bdd" officeooo:paragraph-rsid="00222bdd"/>
    </style:style>
    <style:style style:name="P42" style:family="paragraph" style:parent-style-name="Table_20_Contents">
      <style:text-properties style:font-name="Liberation Sans" officeooo:paragraph-rsid="00289f4d"/>
    </style:style>
    <style:style style:name="P43" style:family="paragraph" style:parent-style-name="Table_20_Contents">
      <style:text-properties style:font-name="Liberation Sans" officeooo:paragraph-rsid="002a8d9b"/>
    </style:style>
    <style:style style:name="P44" style:family="paragraph" style:parent-style-name="Table_20_Contents">
      <style:text-properties style:font-name="Liberation Sans" officeooo:paragraph-rsid="002c7bdc"/>
    </style:style>
    <style:style style:name="P45" style:family="paragraph" style:parent-style-name="Table_20_Contents">
      <style:text-properties style:font-name="Liberation Sans" officeooo:rsid="002c7bdc" officeooo:paragraph-rsid="002c7bdc"/>
    </style:style>
    <style:style style:name="P46" style:family="paragraph" style:parent-style-name="Table_20_Contents">
      <style:text-properties officeooo:paragraph-rsid="00289f4d"/>
    </style:style>
    <style:style style:name="P47" style:family="paragraph" style:parent-style-name="Table_20_Contents">
      <style:text-properties officeooo:paragraph-rsid="002a8d9b"/>
    </style:style>
    <style:style style:name="P48" style:family="paragraph" style:parent-style-name="Table_20_Contents">
      <style:text-properties officeooo:paragraph-rsid="00207a1b"/>
    </style:style>
    <style:style style:name="T1" style:family="text">
      <style:text-properties style:font-name="Liberation Sans"/>
    </style:style>
    <style:style style:name="T2" style:family="text">
      <style:text-properties style:font-name="Liberation Sans" officeooo:rsid="000442af"/>
    </style:style>
    <style:style style:name="T3" style:family="text">
      <style:text-properties style:font-name="Liberation Sans" fo:font-weight="bold" officeooo:rsid="000442af" style:font-weight-asian="bold" style:font-weight-complex="bold"/>
    </style:style>
    <style:style style:name="T4" style:family="text">
      <style:text-properties style:font-name="Liberation Sans" officeooo:rsid="00067cda"/>
    </style:style>
    <style:style style:name="T5" style:family="text">
      <style:text-properties style:font-name="Liberation Sans" officeooo:rsid="0007c970"/>
    </style:style>
    <style:style style:name="T6" style:family="text">
      <style:text-properties style:font-name="Liberation Sans" officeooo:rsid="00082efd"/>
    </style:style>
    <style:style style:name="T7" style:family="text">
      <style:text-properties style:font-name="Liberation Sans" officeooo:rsid="00085c22"/>
    </style:style>
    <style:style style:name="T8" style:family="text">
      <style:text-properties style:font-name="Liberation Sans" officeooo:rsid="000db620"/>
    </style:style>
    <style:style style:name="T9" style:family="text">
      <style:text-properties style:font-name="Liberation Sans" officeooo:rsid="000f6b6e"/>
    </style:style>
    <style:style style:name="T10" style:family="text">
      <style:text-properties style:font-name="Liberation Sans" officeooo:rsid="0010da65"/>
    </style:style>
    <style:style style:name="T11" style:family="text">
      <style:text-properties style:font-name="Liberation Sans" officeooo:rsid="0012a4bd"/>
    </style:style>
    <style:style style:name="T12" style:family="text">
      <style:text-properties style:font-name="Liberation Sans" style:text-underline-style="none"/>
    </style:style>
    <style:style style:name="T13" style:family="text">
      <style:text-properties style:font-name="Liberation Sans" style:text-underline-style="none" officeooo:rsid="00155106"/>
    </style:style>
    <style:style style:name="T14" style:family="text">
      <style:text-properties style:font-name="Liberation Sans" officeooo:rsid="00155106"/>
    </style:style>
    <style:style style:name="T15" style:family="text">
      <style:text-properties style:font-name="Liberation Sans" officeooo:rsid="00163be9"/>
    </style:style>
    <style:style style:name="T16" style:family="text">
      <style:text-properties style:font-name="Liberation Sans" officeooo:rsid="0023327b"/>
    </style:style>
    <style:style style:name="T17" style:family="text">
      <style:text-properties style:font-name="Liberation Sans" style:text-underline-style="solid" style:text-underline-width="auto" style:text-underline-color="font-color" officeooo:rsid="0023327b"/>
    </style:style>
    <style:style style:name="T18" style:family="text">
      <style:text-properties style:font-name="Liberation Sans" officeooo:rsid="0018db99"/>
    </style:style>
    <style:style style:name="T19" style:family="text">
      <style:text-properties style:font-name="Liberation Sans" officeooo:rsid="00289f4d"/>
    </style:style>
    <style:style style:name="T20" style:family="text">
      <style:text-properties style:font-name="Liberation Sans" officeooo:rsid="002a8d9b"/>
    </style:style>
    <style:style style:name="T21" style:family="text">
      <style:text-properties style:font-name="Liberation Sans" officeooo:rsid="002c7bdc"/>
    </style:style>
    <style:style style:name="T22" style:family="text">
      <style:text-properties style:font-name="Liberation Sans" officeooo:rsid="00207a1b"/>
    </style:style>
    <style:style style:name="T23" style:family="text">
      <style:text-properties officeooo:rsid="000db620"/>
    </style:style>
    <style:style style:name="T24" style:family="text">
      <style:text-properties officeooo:rsid="00180431"/>
    </style:style>
    <style:style style:name="T25" style:family="text">
      <style:text-properties fo:language="en" fo:country="US"/>
    </style:style>
    <style:style style:name="T26" style:family="text">
      <style:text-properties fo:language="en" fo:country="US" officeooo:rsid="00180431"/>
    </style:style>
    <style:style style:name="T27" style:family="text">
      <style:text-properties officeooo:rsid="0018db99"/>
    </style:style>
    <style:style style:name="T28" style:family="text">
      <style:text-properties officeooo:rsid="001a453a"/>
    </style:style>
    <style:style style:name="T29" style:family="text">
      <style:text-properties officeooo:rsid="001c2b14"/>
    </style:style>
    <style:style style:name="T30" style:family="text">
      <style:text-properties officeooo:rsid="001edf7b"/>
    </style:style>
    <style:style style:name="T31" style:family="text">
      <style:text-properties officeooo:rsid="00207a1b"/>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style:text-underline-style="solid" style:text-underline-width="auto" style:text-underline-color="font-color" fo:font-weight="normal" officeooo:rsid="00207a1b" style:font-weight-asian="normal" style:font-weight-complex="normal"/>
    </style:style>
    <style:style style:name="T35" style:family="text">
      <style:text-properties officeooo:rsid="00289f4d"/>
    </style:style>
    <style:style style:name="T36" style:family="text">
      <style:text-properties officeooo:rsid="002a8d9b"/>
    </style:style>
    <style:style style:name="T37" style:family="text">
      <style:text-properties officeooo:rsid="002c7bdc"/>
    </style:style>
    <style:style style:name="T38" style:family="text">
      <style:text-properties officeooo:rsid="002eb5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python journal:</text:p>
      <text:p text:style-name="P4"/>
      <text:p text:style-name="P14">1.</text:p>
      <text:p text:style-name="P4">Stack traces are different between Tao’s and Rodo’s (2 different machines) when running the same code.</text:p>
      <text:p text:style-name="P5">To-do:</text:p>
      <text:p text:style-name="P19"><text:span text:style-name="T2">- </text:span><text:span text:style-name="T3">Rerun</text:span><text:span text:style-name="T2"> the code to confirm, </text:span><text:span text:style-name="T6">using one version of vPython on Github</text:span></text:p>
      <text:p text:style-name="P19"><text:span text:style-name="T2">- </text:span><text:span text:style-name="T3">Compare</text:span><text:span text:style-name="T2"> and </text:span><text:span text:style-name="T3">Analyze</text:span><text:span text:style-name="T2"> function calls of each stack traces</text:span></text:p>
      <text:p text:style-name="P16"/>
      <text:p text:style-name="P14">2.</text:p>
      <text:p text:style-name="P33"><text:span text:style-name="T4">Change in the </text:span><text:span text:style-name="T16">executed </text:span><text:span text:style-name="T4">directory’s content </text:span><text:span text:style-name="T17">or</text:span><text:span text:style-name="T16"> </text:span><text:span text:style-name="T5">executed file location </text:span><text:span text:style-name="T17">or</text:span><text:span text:style-name="T16"> both</text:span><text:span text:style-name="T4"> </text:span><text:span text:style-name="T5">do</text:span><text:span text:style-name="T7">es</text:span><text:span text:style-name="T5"> not affect the stack traces.</text:span></text:p>
      <text:p text:style-name="P16"/>
      <text:p text:style-name="P34"><text:span text:style-name="T18">3.</text:span></text:p>
      <text:p text:style-name="P21"><text:span text:style-name="T5">Running with a library imported (pandas) has longer runtime than running without any library imported (readline)</text:span></text:p>
      <text:p text:style-name="P3"/>
      <text:p text:style-name="P14">4.</text:p>
      <text:p text:style-name="P6">When running python code to compare 2 stack traces, the stack trace text files must be stored in different directory or renamed as running a new python code <text:span text:style-name="T23">(in this case, the compare code)</text:span> will try to overwrite and read the text file at the same time.</text:p>
      <text:p text:style-name="P6"/>
      <text:p text:style-name="P14">5.</text:p>
      <text:p text:style-name="P17"><text:span text:style-name="T8">When I ran a python code to get the number of lines of ‘</text:span><text:span text:style-name="T10">stack</text:span><text:span text:style-name="T8">.txt’ </text:span><text:span text:style-name="T9">(</text:span><text:span text:style-name="T10">15 000</text:span><text:span text:style-name="T9"> 000 lines)</text:span><text:span text:style-name="T8">, the program runs with a for loop and iterates too many times that its ‘stack.txt’ gets very large as it records all of the program atomic operations. It gets as large as </text:span><text:span text:style-name="T11">2</text:span><text:span text:style-name="T8">GB with more than 30 million lines of push/pop/… </text:span><text:span text:style-name="T9">Therefore, this is </text:span><text:span text:style-name="T10">obviously </text:span><text:span text:style-name="T9">a drawback of vpython when running small operations many times.</text:span></text:p>
      <text:p text:style-name="P7">So, to evaluate the differences between 2 ‘vpython.txt’ files and avoid vpython generating large stack trace file, I use python version 3.8 instead.</text:p>
      <text:p text:style-name="P8"/>
      <text:p text:style-name="P15">6.</text:p>
      <text:p text:style-name="P13"><text:span text:style-name="T25">Record differences between 2 files: </text:span><text:span text:style-name="T26">Currently, the program can identify the first different line to help us track down what function has been called differently between 2 files which serves for analysis job. But I am now developing it to find the same line content even at different line number to track what functions have been called differently and the same. </text:span></text:p>
      <text:p text:style-name="P11"/>
      <text:p text:style-name="P12">7.</text:p>
      <text:p text:style-name="P12">Count the total of push pop operation and print to stack.txt at the end of the program to lighten the computer work during its operation as the recording task cann be heavy (as discussed in section 5)</text:p>
      <text:p text:style-name="P12"/>
      <text:p text:style-name="P20">8.</text:p>
      <text:p text:style-name="P20"/>
      <text:p text:style-name="P22"/>
      <text:p text:style-name="P23">9.</text:p>
      <text:p text:style-name="P12"/>
      <text:p text:style-name="P2"/>
      <text:p text:style-name="P24"/>
      <text:p text:style-name="P36">TODOs <text:span text:style-name="T27">Sat 18 - Wed 22/12</text:span></text:p>
      <text:p text:style-name="P25">Run with readline 6 7 8 and count stack →<text:span text:style-name="T38"> </text:span>Analyze</text:p>
      <text:p text:style-name="P29">Use different methods <text:span text:style-name="T27">(library, statement order, </text:span><text:span text:style-name="T28">assignment method)</text:span> to <text:span text:style-name="T28">retrieve and </text:span>print csv file </text:p>
      <text:p text:style-name="P32">Running ML code</text:p>
      <text:p text:style-name="P29"><text:span text:style-name="T28">O</text:span><text:span text:style-name="T24">bserve changes in </text:span><text:span text:style-name="T29">the </text:span><text:span text:style-name="T27">stack trace, record in-depth analysis</text:span></text:p>
      <text:p text:style-name="P29"/>
      <text:p text:style-name="P29"/>
      <text:p text:style-name="P28">Datasets:</text:p>
      <text:p text:style-name="P30"/>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607488585296">
          <table:table-cell table:style-name="Table1.A1" office:value-type="string">
            <text:p text:style-name="P38">DS1</text:p>
          </table:table-cell>
          <table:table-cell table:style-name="Table1.A1" office:value-type="string">
            <text:p text:style-name="P38">DS2</text:p>
          </table:table-cell>
          <table:table-cell table:style-name="Table1.A1" office:value-type="string">
            <text:p text:style-name="P38">DS3</text:p>
          </table:table-cell>
          <table:table-cell table:style-name="Table1.A1" office:value-type="string">
            <text:p text:style-name="P38">DS4 </text:p>
          </table:table-cell>
          <table:table-cell table:style-name="Table1.E1" office:value-type="string">
            <text:p text:style-name="P38">DS5</text:p>
          </table:table-cell>
        </table:table-row>
        <table:table-row table:style-name="Table1.2">
          <table:table-cell table:style-name="Table1.A2" office:value-type="string">
            <text:p text:style-name="P45">Original DS1</text:p>
          </table:table-cell>
          <table:table-cell table:style-name="Table1.A2" office:value-type="string">
            <text:p text:style-name="P38">Two times the input data length</text:p>
          </table:table-cell>
          <table:table-cell table:style-name="Table1.A2" office:value-type="string">
            <text:p text:style-name="P48"><text:span text:style-name="T21">1</text:span><text:span text:style-name="T22"> additional data point</text:span></text:p>
          </table:table-cell>
          <table:table-cell table:style-name="Table1.A2" office:value-type="string">
            <text:p text:style-name="P41">Change a data point in DS1 (affect binary length)</text:p>
          </table:table-cell>
          <table:table-cell table:style-name="Table1.E2" office:value-type="string">
            <text:p text:style-name="P41">Change a data point in DS1 (does not affect binary length)</text:p>
          </table:table-cell>
        </table:table-row>
        <table:table-row table:style-name="TableLine94607488585296">
          <table:table-cell table:style-name="Table1.A2" office:value-type="string">
            <text:p text:style-name="P37">1,11</text:p>
            <text:p text:style-name="P37">2,22</text:p>
            <text:p text:style-name="P37">3,33</text:p>
            <text:p text:style-name="P37">4,44</text:p>
            <text:p text:style-name="P37">5,55</text:p>
            <text:p text:style-name="P37">6,66</text:p>
            <text:p text:style-name="P37">7,77</text:p>
            <text:p text:style-name="P37">8,88</text:p>
            <text:p text:style-name="P37">9,99</text:p>
            <text:p text:style-name="P37">10,110</text:p>
          </table:table-cell>
          <table:table-cell table:style-name="Table1.A2" office:value-type="string">
            <text:p text:style-name="P37">1,1</text:p>
            <text:p text:style-name="P37">2,2</text:p>
            <text:p text:style-name="P37">3,3</text:p>
            <text:p text:style-name="P37">4,4</text:p>
            <text:p text:style-name="P37">5,5</text:p>
            <text:p text:style-name="P37">6,6</text:p>
            <text:p text:style-name="P37">7,7</text:p>
            <text:p text:style-name="P37">8,8</text:p>
            <text:p text:style-name="P37">9,9</text:p>
            <text:p text:style-name="P37">10,10</text:p>
            <text:p text:style-name="P37">11,11</text:p>
            <text:p text:style-name="P37">12,12</text:p>
            <text:p text:style-name="P37">13,13</text:p>
            <text:p text:style-name="P37">14,14</text:p>
            <text:p text:style-name="P37">15,15</text:p>
            <text:p text:style-name="P37">16,16</text:p>
            <text:p text:style-name="P37">17,17</text:p>
            <text:p text:style-name="P37">18,18</text:p>
            <text:p text:style-name="P37">19,19</text:p>
            <text:p text:style-name="P37">20,20</text:p>
          </table:table-cell>
          <table:table-cell table:style-name="Table1.A2" office:value-type="string">
            <text:p text:style-name="P40">1,11</text:p>
            <text:p text:style-name="P40">2,22</text:p>
            <text:p text:style-name="P40">3,33</text:p>
            <text:p text:style-name="P40">4,44</text:p>
            <text:p text:style-name="P40">5,55</text:p>
            <text:p text:style-name="P40">6,66</text:p>
            <text:p text:style-name="P40">7,77</text:p>
            <text:p text:style-name="P40">8,88</text:p>
            <text:p text:style-name="P40">9,99</text:p>
            <text:p text:style-name="P40">10,110</text:p>
            <text:p text:style-name="P38">11, 121</text:p>
          </table:table-cell>
          <table:table-cell table:style-name="Table1.A2" office:value-type="string">
            <text:p text:style-name="P37">1,11</text:p>
            <text:p text:style-name="P37">2,22</text:p>
            <text:p text:style-name="P37">3,33</text:p>
            <text:p text:style-name="P37">4,44</text:p>
            <text:p text:style-name="P37">5,55</text:p>
            <text:p text:style-name="P37">6,6<text:span text:style-name="T31">6</text:span></text:p>
            <text:p text:style-name="P37">7,7<text:span text:style-name="T31">7</text:span></text:p>
            <text:p text:style-name="P37">8,8<text:span text:style-name="T31">8</text:span></text:p>
            <text:p text:style-name="P37">9,9<text:span text:style-name="T31">9</text:span></text:p>
            <text:p text:style-name="P37">10,<text:span text:style-name="T32">10</text:span></text:p>
          </table:table-cell>
          <table:table-cell table:style-name="Table1.E2" office:value-type="string">
            <text:p text:style-name="P37">1,11</text:p>
            <text:p text:style-name="P37">2,22</text:p>
            <text:p text:style-name="P37">3,33</text:p>
            <text:p text:style-name="P37">4,44</text:p>
            <text:p text:style-name="P37">5,55</text:p>
            <text:p text:style-name="P37">6,66</text:p>
            <text:p text:style-name="P37">7,77</text:p>
            <text:p text:style-name="P37">8,<text:span text:style-name="T33">8</text:span><text:span text:style-name="T34">9</text:span></text:p>
            <text:p text:style-name="P37">9,99</text:p>
            <text:p text:style-name="P37">10,110</text:p>
          </table:table-cell>
        </table:table-row>
      </table:table>
      <text:p text:style-name="P1"/>
      <table:table table:name="Table2" table:style-name="Table2">
        <table:table-column table:style-name="Table2.A" table:number-columns-repeated="5"/>
        <table:table-row table:style-name="TableLine94607498529824">
          <table:table-cell table:style-name="Table2.A1" office:value-type="string">
            <text:p text:style-name="P38">DS<text:span text:style-name="T35">6</text:span></text:p>
          </table:table-cell>
          <table:table-cell table:style-name="Table2.A1" office:value-type="string">
            <text:p text:style-name="P38">DS<text:span text:style-name="T35">7</text:span></text:p>
          </table:table-cell>
          <table:table-cell table:style-name="Table2.A1" office:value-type="string">
            <text:p text:style-name="P38">DS<text:span text:style-name="T35">8</text:span></text:p>
          </table:table-cell>
          <table:table-cell table:style-name="Table2.A1" office:value-type="string">
            <text:p text:style-name="P38">DS<text:span text:style-name="T35">9</text:span> </text:p>
          </table:table-cell>
          <table:table-cell table:style-name="Table2.E1" office:value-type="string">
            <text:p text:style-name="P38">DS<text:span text:style-name="T35">10</text:span></text:p>
          </table:table-cell>
        </table:table-row>
        <table:table-row table:style-name="TableLine94607498529824">
          <table:table-cell table:style-name="Table2.A2" office:value-type="string">
            <text:p text:style-name="P47"><text:span text:style-name="T20">1 </text:span><text:span text:style-name="T21">larger</text:span><text:span text:style-name="T20"> value</text:span></text:p>
          </table:table-cell>
          <table:table-cell table:style-name="Table2.A2" office:value-type="string">
            <text:p text:style-name="P45">Many larger values</text:p>
          </table:table-cell>
          <table:table-cell table:style-name="Table2.A2" office:value-type="string">
            <text:p text:style-name="P45">2 <text:span text:style-name="T31">additional data point</text:span>s</text:p>
          </table:table-cell>
          <table:table-cell table:style-name="Table2.A2" office:value-type="string">
            <text:p text:style-name="P37"/>
          </table:table-cell>
          <table:table-cell table:style-name="Table2.E2" office:value-type="string">
            <text:p text:style-name="P37"/>
          </table:table-cell>
        </table:table-row>
        <table:table-row table:style-name="TableLine94607498529824">
          <table:table-cell table:style-name="Table2.A2" office:value-type="string">
            <text:p text:style-name="P46"><text:span text:style-name="Source_20_Text">1,11</text:span></text:p>
            <text:p text:style-name="P46"><text:span text:style-name="Source_20_Text">2,22</text:span></text:p>
            <text:p text:style-name="P46"><text:span text:style-name="Source_20_Text">3,33</text:span></text:p>
            <text:p text:style-name="P46"><text:span text:style-name="Source_20_Text">4,44</text:span></text:p>
            <text:p text:style-name="P46"><text:span text:style-name="Source_20_Text">5,55</text:span></text:p>
            <text:p text:style-name="P46"><text:span text:style-name="Source_20_Text">6,66</text:span></text:p>
            <text:p text:style-name="P46"><text:span text:style-name="Source_20_Text">7,77</text:span></text:p>
            <text:p text:style-name="P46"><text:span text:style-name="Source_20_Text">8,88</text:span></text:p>
            <text:p text:style-name="P46"><text:span text:style-name="Source_20_Text">9,99</text:span></text:p>
            <text:p text:style-name="P46"><text:span text:style-name="Source_20_Text">10,922337203685477580899999999999999</text:span><text:soft-page-break/><text:span text:style-name="Source_20_Text">999999999999999999999999999999999999999999999999999999</text:span></text:p>
            <text:p text:style-name="P42"/>
          </table:table-cell>
          <table:table-cell table:style-name="Table2.A2" office:value-type="string">
            <text:p text:style-name="P42">1,11</text:p>
            <text:p text:style-name="P42">2,22</text:p>
            <text:p text:style-name="P42">3,33</text:p>
            <text:p text:style-name="P42">4,44</text:p>
            <text:p text:style-name="P42">5,55</text:p>
            <text:p text:style-name="P43">6,66<text:span text:style-name="T35">000</text:span><text:span text:style-name="Source_20_Text"><text:span text:style-name="T35">922337</text:span></text:span><text:span text:style-name="T35">000000</text:span></text:p>
            <text:p text:style-name="P43">7,77<text:span text:style-name="T35">000</text:span><text:span text:style-name="Source_20_Text"><text:span text:style-name="T35">922337</text:span></text:span><text:span text:style-name="T35">0000000</text:span></text:p>
            <text:p text:style-name="P47"><text:span text:style-name="T1">8,88</text:span><text:span text:style-name="T19">0</text:span><text:span text:style-name="Source_20_Text">92233720368</text:span><text:span text:style-name="T19">0000000</text:span></text:p>
            <text:p text:style-name="P42"><text:soft-page-break/>9,99<text:span text:style-name="T35">00000000</text:span></text:p>
            <text:p text:style-name="P46"><text:span text:style-name="T1">10,11</text:span><text:span text:style-name="Source_20_Text">9223372036854775808</text:span></text:p>
          </table:table-cell>
          <table:table-cell table:style-name="Table2.A2" office:value-type="string">
            <text:p text:style-name="P44">1,11</text:p>
            <text:p text:style-name="P44">2,22</text:p>
            <text:p text:style-name="P44">3,33</text:p>
            <text:p text:style-name="P44">4,44</text:p>
            <text:p text:style-name="P44">5,55</text:p>
            <text:p text:style-name="P44">6,66</text:p>
            <text:p text:style-name="P44">7,77</text:p>
            <text:p text:style-name="P44">8,88</text:p>
            <text:p text:style-name="P44">9,99</text:p>
            <text:p text:style-name="P44">10,110</text:p>
            <text:p text:style-name="P39">11, 121</text:p>
            <text:p text:style-name="P45"><text:soft-page-break/>12,144</text:p>
            <text:p text:style-name="P45"/>
          </table:table-cell>
          <table:table-cell table:style-name="Table2.A2" office:value-type="string">
            <text:p text:style-name="P37"/>
          </table:table-cell>
          <table:table-cell table:style-name="Table2.E2" office:value-type="string">
            <text:p text:style-name="P37"/>
          </table:table-cell>
        </table:table-row>
      </table:table>
      <text:p text:style-name="P31"/>
      <text:p text:style-name="P1"/>
      <text:p text:style-name="P1"/>
      <text:p text:style-name="P1"/>
      <text:p text:style-name="P1"/>
      <text:p text:style-name="P1"/>
      <text:p text:style-name="P27"/>
      <text:p text:style-name="P35">How to push code to github:</text:p>
      <text:p text:style-name="P1"/>
      <text:p text:style-name="P1">git init</text:p>
      <text:p text:style-name="P10">git add .</text:p>
      <text:p text:style-name="P18"><text:span text:style-name="T12">git commit -m "</text:span><text:span text:style-name="T13">Hello world!</text:span><text:span text:style-name="T12">"</text:span></text:p>
      <text:p text:style-name="P1">git remote add origin https://github.com/rodonguyen/vres_code_2021.git</text:p>
      <text:p text:style-name="P18"><text:span text:style-name="T14">(</text:span><text:span text:style-name="T1">git pull origin </text:span><text:span text:style-name="T15">HEAD:main</text:span><text:span text:style-name="T14">)</text:span></text:p>
      <text:p text:style-name="P1">git push origin HEAD:mai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7:19:24.405174111</meta:creation-date>
    <meta:generator>LibreOffice/6.4.7.2$Linux_X86_64 LibreOffice_project/40$Build-2</meta:generator>
    <meta:editing-cycles>16</meta:editing-cycles>
    <meta:editing-duration>P3DT6H34M50S</meta:editing-duration>
    <dc:date>2021-12-21T14:55:00.624158811</dc:date>
    <meta:document-statistic meta:table-count="2" meta:image-count="0" meta:object-count="0" meta:page-count="4" meta:paragraph-count="145" meta:word-count="546" meta:character-count="3116" meta:non-whitespace-character-count="2711"/>
  </office:meta>
</office:document-meta>
</file>